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23.425374700</meta:creation-date>
    <dc:title>Default</dc:title>
    <meta:editing-cycles>1</meta:editing-cycles>
    <meta:generator>LibreOffice/24.2.7.2$Linux_AARCH64 LibreOffice_project/420$Build-2</meta:generator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Default" xlink:href="../Default.ott" meta:date="2025-12-09T10:55:23.425726500"/>
  </office:meta>
</office:document-meta>
</file>